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e71c1"/>
    </style:style>
    <style:style style:name="P2" style:family="paragraph" style:parent-style-name="Text_20_body">
      <style:text-properties officeooo:rsid="000e71c1" officeooo:paragraph-rsid="000e71c1"/>
    </style:style>
    <style:style style:name="P3" style:family="paragraph" style:parent-style-name="Text_20_body">
      <style:text-properties officeooo:paragraph-rsid="000e71c1"/>
    </style:style>
    <style:style style:name="P4" style:family="paragraph" style:parent-style-name="Text_20_body">
      <style:text-properties officeooo:rsid="0010489b" officeooo:paragraph-rsid="0010489b"/>
    </style:style>
    <style:style style:name="T1" style:family="text">
      <style:text-properties officeooo:rsid="000e71c1"/>
    </style:style>
    <style:style style:name="T2" style:family="text">
      <style:text-properties fo:color="#000000" loext:opacity="100%"/>
    </style:style>
    <style:style style:name="T3" style:family="text">
      <style:text-properties fo:color="#000000" loext:opacity="100%" officeooo:rsid="000eee06"/>
    </style:style>
    <style:style style:name="T4" style:family="text">
      <style:text-properties fo:color="#000000" loext:opacity="100%" officeooo:rsid="0010489b"/>
    </style:style>
    <style:style style:name="T5" style:family="text">
      <style:text-properties fo:color="#0000ff" loext:opacity="100%"/>
    </style:style>
    <style:style style:name="T6" style:family="text">
      <style:text-properties style:use-window-font-color="true" loext:opacity="0%"/>
    </style:style>
    <style:style style:name="T7" style:family="text">
      <style:text-properties style:use-window-font-color="true" loext:opacity="0%" officeooo:rsid="0011678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tividade GRA1034 unidade1</text:p>
      <text:p text:style-name="Text_20_body">Os protocolos de estado de enlace também conhecidos como algoritmos Dijkstra, o IS-IS é um protocolo de roteamento de estado de enlace que inunda informações de estado de enlace por toda a rede para criar uma imagem da topologia dessa rede. Já o protocolo OSPF é um protocolo de roteamento de estado de enlace que usa o algoritmo SPF (shortest path first) de Dijkstra para calcular caminhos para os destinos. No OSPF, cada roteador envia anúncios de estado de enlace sobre si e seus enlaces para todos os roteadores adjacentes.</text:p>
      <text:p text:style-name="Text_20_body">Elabore um texto dissertativo a respeito dos protocolos de estado de enlace IS-IS e OSPF. Descreva sucintamente como funciona cada um desses protocolos apontando suas características principais e o modo de funcionamento. Realize uma comparação entre os dois protocolos e dê um exemplo de utilização de cada protocolo.</text:p>
      <text:p text:style-name="P1"><text:span text:style-name="T1">R: O Open shortest path first é um protocolo IGP, desenhado para uso em um sistema autonomo interno, </text:span><text:span text:style-name="T2">foi desenvolvido para atender às necessidades colocadas pelas comunidades da Internet, que demandavam um protocolo IGP eficiente, não-proprietário e operacional  com outros protocolos de roteamento. </text:span><text:span text:style-name="T3">Baseia-se em link state e tem as seguintes caracteristicas: </text:span></text:p>
      <text:p text:style-name="P3"><text:span text:style-name="T3">Não existe limite de saltos para o OSPF; </text:span><text:span text:style-name="T2">OSPF permite a utilização de VLSM; Podemos fazer utilização de criptografia para a troca das tabelas de roteamento; Toda atualização/anúncio das redes dentro do protocolo são executadas através de endereços multicast; OSPF permite a execução de balanceamento de carga mais eficaz; Dentro do protocolo podemos fazer a utilização de uma hierarquia mais avançada com a utilização de areas. Fazendo dessa forma um método mais controlado de sumarização de rotas e atualizações de tabela de roteamento.; OSPF permite marcações de rotas vindo de outros protocolos externos como BGP, permitindo um rastreamento dessas redes.; Devido a todos esses pontos citados, obviamente que esse protocolo irá fazer uma utilização maior de CPU e memória, devido a diversos pontos adicionais que ele utiliza para controle do protocolo de roteamento, além do que ele consegue montar uma árvore completa da rede. </text:span><text:span text:style-name="T4">Já o </text:span>IS-IS é um protocolo de gateway interior (IGP) que usa informações de estado de enlace para tomar decisões de roteamento, é um sistema de estado de enlace IGP que usa o algoritmo SPF (Short-Path-First) mais curto para determinar rotas. IS-IS avalia as alterações de topologia e determina se deve realizar um recálculo completo do SPF ou um cálculo parcial de roteamento (PRC). Originalmente, esse protocolo foi desenvolvido para rotear pacotes CLNP (Connectionless Network Protocol, Protocolo de Rede Sem Conexão) da Organização Internacional para Padronização (ISO). </text:p>
      <text:p text:style-name="P4">Em relação a suas aplicações o IS-IS é utilizado para o roteamento entre roteadores e o OSPF foi desenvolvido para redes IP em substituição ao RIP. Entre as semelhanças entre os protocolos estão o fato de serem protocolos Link-State e usam <text:span text:style-name="T5"><text:s/></text:span><text:span text:style-name="T6">“Dijkstra SPF Algorithm”, </text:span><text:span text:style-name="T7">suportam mecanismos de autenticação e são IGP e suas diferênças são que o OSPF trabalha no topo da camada do IP e ISIS na camada 2 e não suporta links virtuais, sendo que o OSPF suporta.</text:span></text:p>
      <text:p text:style-name="P3"><text:span text:style-name="T3">fontes:</text:span></text:p>
      <text:p text:style-name="Text_20_body">https://ipwithease.com/ospf-vs-isis/</text:p>
      <text:p text:style-name="Text_20_body">https://www.juniper.net/documentation/br/pt/software/junos/is-is/topics/concept/is-is-routing-overview.html</text:p>
      <text:p text:style-name="Text_20_body">https://ciscoredes.com.br/2012/02/23/protocolo-ospf-parte-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1:09:56.850362072</meta:creation-date>
    <dc:date>2022-09-18T21:45:36.961102609</dc:date>
    <meta:editing-duration>PT4M49S</meta:editing-duration>
    <meta:editing-cycles>1</meta:editing-cycles>
    <meta:document-statistic meta:table-count="0" meta:image-count="0" meta:object-count="0" meta:page-count="1" meta:paragraph-count="10" meta:word-count="508" meta:character-count="3396" meta:non-whitespace-character-count="2894"/>
    <meta:generator>LibreOffice/7.3.5.2$Linux_X86_64 LibreOffice_project/30$Build-2</meta:generator>
  </office:meta>
</office:document-meta>
</file>